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32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6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7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8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3"/>
        <table:table-column table:style-name="co19" table:default-cell-style-name="ce33"/>
        <table:table-column table:style-name="co20" table:default-cell-style-name="ce37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31" office:value-type="string">
            <text:p>QTD</text:p>
          </table:table-cell>
          <table:table-cell table:style-name="ce31" office:value-type="string">
            <text:p>DESCRIÇÃO</text:p>
          </table:table-cell>
          <table:table-cell table:style-name="ce35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26">
            <text:p>12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46">
            <text:p>4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66">
            <text:p>6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NF Paulista</text:p>
          </table:table-cell>
          <table:table-cell table:style-name="ce36" office:value-type="float" office:value="150">
            <text:p>1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72">
            <text:p>72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9">
            <text:p>5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62">
            <text:p>56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933">
            <text:p>93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490">
            <text:p>49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490">
            <text:p>49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97">
            <text:p>97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9">
            <text:p>14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2">
            <text:p>20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80">
            <text:p>8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44">
            <text:p>14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450">
            <text:p>4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98">
            <text:p>19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02">
            <text:p>202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70">
            <text:p>17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584">
            <text:p>58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70">
            <text:p>27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19">
            <text:p>51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740">
            <text:p>74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24">
            <text:p>12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9">
            <text:p>20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20">
            <text:p>1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91">
            <text:p>19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5">
            <text:p>15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0">
            <text:p>20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42">
            <text:p>14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33">
            <text:p>233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60">
            <text:p>16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80">
            <text:p>58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581">
            <text:p>58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69">
            <text:p>26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76">
            <text:p>37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60">
            <text:p>16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0">
            <text:p>1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30">
            <text:p>13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343">
            <text:p>34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585">
            <text:p>58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36">
            <text:p>13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52">
            <text:p>15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70">
            <text:p>17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69">
            <text:p>6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73">
            <text:p>7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458">
            <text:p>45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0">
            <text:p>20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16">
            <text:p>216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9">
            <text:p>15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10">
            <text:p>2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9">
            <text:p>18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60">
            <text:p>6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1">
            <text:p>18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71">
            <text:p>7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09">
            <text:p>20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06">
            <text:p>30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27">
            <text:p>327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327">
            <text:p>327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8">
            <text:p>14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8">
            <text:p>18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8">
            <text:p>18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4">
            <text:p>5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0">
            <text:p>14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74">
            <text:p>17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74">
            <text:p>17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0">
            <text:p>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25">
            <text:p>12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09">
            <text:p>10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09">
            <text:p>10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100">
            <text:p>1.10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2" office:value-type="float" office:value="21">
            <text:p>21</text:p>
          </table:table-cell>
          <table:table-cell table:style-name="ce32" office:value-type="string">
            <text:p>Xerox emitidos no mês</text:p>
          </table:table-cell>
          <table:table-cell table:style-name="ce36" table:formula="of:=[.C135]*0.3" office:value-type="float" office:value="6.3">
            <text:p>6,3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32" office:value-type="float" office:value="28">
            <text:p>28</text:p>
          </table:table-cell>
          <table:table-cell table:style-name="ce32" office:value-type="string">
            <text:p>Xerox emitidos no mês</text:p>
          </table:table-cell>
          <table:table-cell table:style-name="ce36" table:formula="of:=[.C136]*0.3" office:value-type="float" office:value="8.4">
            <text:p>8,4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37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32" office:value-type="float" office:value="15">
            <text:p>15</text:p>
          </table:table-cell>
          <table:table-cell table:style-name="ce32" office:value-type="string">
            <text:p>Xerox emitidos no mês</text:p>
          </table:table-cell>
          <table:table-cell table:style-name="ce36" table:formula="of:=[.C138]*0.3" office:value-type="float" office:value="4.5">
            <text:p>4,5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Xerox emitidos no mês</text:p>
          </table:table-cell>
          <table:table-cell table:style-name="ce36" table:formula="of:=[.C139]*0.3" office:value-type="float" office:value="2.4">
            <text:p>2,4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Xerox emitidos no mês</text:p>
          </table:table-cell>
          <table:table-cell table:style-name="ce36" table:formula="of:=[.C140]*0.3" office:value-type="float" office:value="2.1">
            <text:p>2,1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CLINICA-HISSAO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41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DEBORA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Xerox emitidos no mês</text:p>
          </table:table-cell>
          <table:table-cell table:style-name="ce36" table:formula="of:=[.C142]*0.3" office:value-type="float" office:value="0.9">
            <text:p>0,9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GUARAN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Xerox emitidos no mês</text:p>
          </table:table-cell>
          <table:table-cell table:style-name="ce36" table:formula="of:=[.C143]*0.3" office:value-type="float" office:value="0.3">
            <text:p>0,3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BIFOLHAS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44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45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Xerox emitidos no mês</text:p>
          </table:table-cell>
          <table:table-cell table:style-name="ce36" table:formula="of:=[.C146]*0.3" office:value-type="float" office:value="3">
            <text:p>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32" office:value-type="float" office:value="16">
            <text:p>16</text:p>
          </table:table-cell>
          <table:table-cell table:style-name="ce32" office:value-type="string">
            <text:p>Xerox emitidos no mês</text:p>
          </table:table-cell>
          <table:table-cell table:style-name="ce36" table:formula="of:=[.C147]*0.3" office:value-type="float" office:value="4.8">
            <text:p>4,8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48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Xerox emitidos no mês</text:p>
          </table:table-cell>
          <table:table-cell table:style-name="ce36" table:formula="of:=[.C149]*0.3" office:value-type="float" office:value="3">
            <text:p>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Xerox emitidos no mês</text:p>
          </table:table-cell>
          <table:table-cell table:style-name="ce36" table:formula="of:=[.C150]*0.3" office:value-type="float" office:value="0.9">
            <text:p>0,90</text:p>
          </table:table-cell>
          <table:table-cell table:style-name="ce38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0">
          <table:sort>
            <table:sort-by table:field-number="3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15:54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dc:title>l</dc:title>
    <meta:initial-creator>Carlos Augusto Marcicano</meta:initial-creator>
    <meta:creation-date>2007-08-03T15:08:45</meta:creation-date>
    <dc:date>2011-05-03T15:54:55</dc:date>
    <meta:print-date>2009-07-16T11:00:49</meta:print-date>
    <dc:language>pt-BR</dc:language>
    <meta:editing-cycles>999</meta:editing-cycles>
    <meta:editing-duration>P3DT2H56M31S</meta:editing-duration>
    <dc:creator>Guto Marcicano</dc:creator>
    <meta:document-statistic meta:table-count="2" meta:cell-count="212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